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Blockchain </text:span></text:p>
      <text:p text:style-name="P1"><text:span text:style-name="T1"/></text:p>
      <text:p text:style-name="P2"><text:span text:style-name="T1">Web 3:<text:s/></text:span><text:span text:style-name="T2">Latest version of internet where the content,data and assets are owned by the creator and not by any regulating body (middleman)</text:span></text:p>
      <text:p text:style-name="P2"><text:span text:style-name="T3">Web 1:<text:s/></text:span><text:span text:style-name="T4">Read only mode of data governed by the news media,search engines</text:span></text:p>
      <text:p text:style-name="P2"><text:span text:style-name="T5">Web 2:</text:span><text:span text:style-name="T6">Share our thoughts on the article we read, content creation, sell personal data to advertisers for revenue.Security has become a concern</text:span><text:span text:style-name="T7"/></text:p>
      <text:p text:style-name="P2"><text:span text:style-name="T7">Blockchain:</text:span><text:span text:style-name="T8"><text:s/>Decentralised, Distributed and Immutable Ledger</text:span></text:p>
      <text:p text:style-name="P2"><text:span text:style-name="T8">A normal network has a number of systems(nodes) connected to a single server.The server controls the information shared to the systems and when it fails,the entire network goes down.</text:span></text:p>
      <text:p text:style-name="P2"><text:span text:style-name="T8">When the network is decentralized and distributed , there is no central authority.Every node or system manages the network and data getting shared.</text:span></text:p>
      <text:p text:style-name="P2"><text:span text:style-name="T8">Blockchain is a chain of blocks holding the transactions. They are cryptographically connected to each other.Every block is represented by a hash value based on the data it holds.The first block is called the genesis block and the sucessive blocks hold the preceding blocks hash.The data a block can hold is restricted.</text:span></text:p>
      <text:p text:style-name="P2"><text:span text:style-name="T9">Layer 0:</text:span><text:span text:style-name="T10">Internet, Hardware and Connections</text:span></text:p>
      <text:p text:style-name="P2"><text:span text:style-name="T11">Layer 1:</text:span><text:span text:style-name="T12">Transaction Throughput,Block Time,Proof Of Stake</text:span></text:p>
      <text:p text:style-name="P2"><text:span text:style-name="T13">Layer 2:</text:span><text:span text:style-name="T14">Solutions to improve performance</text:span></text:p>
      <text:p text:style-name="P2"><text:span text:style-name="T15">Layer 3:</text:span><text:span text:style-name="T16">Application hosting and development</text:span></text:p>
      <text:p text:style-name="P2"><text:span text:style-name="T17">Blockchain:</text:span><text:span text:style-name="T18">Cryptographically secured transactional singleton machine with shared states</text:span></text:p>
      <text:p text:style-name="P2"><text:span text:style-name="T18">For the transactions to be valid,the transactions should be mined.Mining is an activity of extending the computer resources by a group nodes in the network,to allow the transaction block to be part of the network.</text:span></text:p>
      <text:p text:style-name="P2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